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FactoryLoader.escapeBraces( String 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LTFactoryLoader.getParameterSource( String className , NodeList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FactoryLoader.hasSubstitutions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LTFactoryLoader.isFactory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FactoryLoader.escape( String 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LTFactoryLoader.getClassSource( String className , String prefix , String pattern , NodeList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FactoryLoader.getMethodSource( String className , NodeList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